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21d79" officeooo:paragraph-rsid="00021d7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1d79" officeooo:paragraph-rsid="00021d7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0pt" officeooo:paragraph-rsid="00021d79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1d79" officeooo:paragraph-rsid="00021d7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officeooo:rsid="00021d79" officeooo:paragraph-rsid="00021d79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officeooo:rsid="00021d79" officeooo:paragraph-rsid="00021d79"/>
    </style:style>
    <style:style style:name="T1" style:family="text">
      <style:text-properties officeooo:rsid="00021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#1 OBJECT ORIENTED ANALYSIS/DESIGN</text:p>
      <text:p text:style-name="P2">Appointments.java</text:p>
      <text:p text:style-name="P3">Variables:</text:p>
      <text:p text:style-name="P4">&gt; LocalDateTime ApptDateTime</text:p>
      <text:p text:style-name="P4">&gt; int PatID</text:p>
      <text:p text:style-name="P4">&gt; int DocID</text:p>
      <text:p text:style-name="P5"/>
      <text:p text:style-name="P3">Methods:</text:p>
      <text:p text:style-name="P4">getApptDateTime()</text:p>
      <text:p text:style-name="P4">setApptDateTime()</text:p>
      <text:p text:style-name="P5"/>
      <text:p text:style-name="P2">Doctors.java</text:p>
      <text:p text:style-name="P3">Variables:</text:p>
      <text:p text:style-name="P4">&gt; int DocID</text:p>
      <text:p text:style-name="P4">&gt; int Pwd</text:p>
      <text:p text:style-name="P4">&gt; String FirstName</text:p>
      <text:p text:style-name="P4">&gt; String LastName</text:p>
      <text:p text:style-name="P4">&gt; String Email</text:p>
      <text:p text:style-name="P4">&gt; Boolean Admin</text:p>
      <text:p text:style-name="P5"/>
      <text:p text:style-name="P3">Methods:</text:p>
      <text:p text:style-name="P4">getDocID()</text:p>
      <text:p text:style-name="P4">getPwd() </text:p>
      <text:p text:style-name="P4">getFirstName() </text:p>
      <text:p text:style-name="P4">getLastName() </text:p>
      <text:p text:style-name="P4">getEmail() </text:p>
      <text:p text:style-name="P4">getAdmin() </text:p>
      <text:p text:style-name="P6"/>
      <text:p text:style-name="P4">setDocID(int docid)</text:p>
      <text:p text:style-name="P4"><text:span text:style-name="T1">s</text:span>etPwd(int pwd)</text:p>
      <text:p text:style-name="P4">setFirstName(String firstname) </text:p>
      <text:p text:style-name="P4"><text:span text:style-name="T1">s</text:span>etLastName(String lastname) </text:p>
      <text:p text:style-name="P4">setEmail(String email)</text:p>
      <text:p text:style-name="P4"><text:span text:style-name="T1">s</text:span>etAdmin(Boolean admin)</text:p>
      <text:p text:style-name="P5"/>
      <text:p text:style-name="P7">Patients.java</text:p>
      <text:p text:style-name="P3">Variables:</text:p>
      <text:p text:style-name="P8">&gt; <text:s/>private int PatID</text:p>
      <text:p text:style-name="P8">&gt; private int Pwd;</text:p>
      <text:p text:style-name="P8">&gt; private String FirstName;</text:p>
      <text:p text:style-name="P8">&gt; private String LastName;</text:p>
      <text:p text:style-name="P8">&gt; private String Email;</text:p>
      <text:p text:style-name="P9"/>
      <text:p text:style-name="P3">Methods:</text:p>
      <text:p text:style-name="P8">getPatID() </text:p>
      <text:p text:style-name="P8">getPwd()</text:p>
      <text:p text:style-name="P8">getFirstName()</text:p>
      <text:p text:style-name="P8">getLastName()</text:p>
      <text:p text:style-name="P8">getEmail()</text:p>
      <text:p text:style-name="P8">setPatID(int patid) </text:p>
      <text:p text:style-name="P8">setPwd(int pwd)</text:p>
      <text:p text:style-name="P8">setFirstName(String firstname) </text:p>
      <text:p text:style-name="P8">setLastName(String lastname) </text:p>
      <text:p text:style-name="P8">setEmail(String email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3T13:48:20.325895921</meta:creation-date>
    <dc:date>2025-02-03T13:58:26.159753745</dc:date>
    <meta:editing-duration>PT10M6S</meta:editing-duration>
    <meta:editing-cycles>1</meta:editing-cycles>
    <meta:document-statistic meta:table-count="0" meta:image-count="0" meta:object-count="0" meta:page-count="1" meta:paragraph-count="48" meta:word-count="96" meta:character-count="799" meta:non-whitespace-character-count="739"/>
    <meta:generator>LibreOffice/25.2.0.3$Linux_X86_64 LibreOffice_project/e1cf4a87eb02d755bce1a01209907ea5ddc8f069</meta:generator>
  </office:meta>
</office:document-meta>
</file>